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3" style:family="graphic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0.992cm" svg:height="6.183cm" svg:x="1.994cm" svg:y="2.638cm">
            <draw:object draw:notify-on-update-of-ranges="Hoja1.C2:Hoja1.F2 Hoja1.B3:Hoja1.B3 Hoja1.C3:Hoja1.F3 Hoja1.B4:Hoja1.B4 Hoja1.C4:Hoja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81cm" svg:height="6.289cm" svg:x="2.233cm" svg:y="11.671cm">
            <draw:object draw:notify-on-update-of-ranges="Hoja1.B23:Hoja1.B25 Hoja1.C22:Hoja1.C22 Hoja1.C23:Hoja1.C25 Hoja1.D22:Hoja1.D22 Hoja1.D23:Hoja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0.855cm" svg:y="19.215cm">
            <draw:object draw:notify-on-update-of-ranges="Hoja1.B44:Hoja1.B58 Hoja1.C43:Hoja1.C43 Hoja1.C44:Hoja1.C58" xlink:href="./Object 3" xlink:type="simple" xlink:show="embed" xlink:actuate="onLoad">
              <loext:p text:style-name="P2">11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9.89cm" svg:y="29.129cm">
            <draw:object draw:notify-on-update-of-ranges="Hoja1.E68:Hoja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z-index="4" draw:style-name="gr3" draw:text-style-name="P2" svg:x1="11.17cm" svg:y1="35.35cm" svg:x2="15.348cm" svg:y2="35.393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uració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Una person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 Pair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stimación</text:p>
          </table:table-cell>
          <table:table-cell table:style-name="ce1" office:value-type="string" calcext:value-type="string">
            <text:p>Rea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.86" calcext:value-type="float">
            <text:p>5,8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.43" calcext:value-type="float">
            <text:p>2,4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Días de duración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Días de duració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04:29:14.905124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2:00:30.335348122</meta:creation-date>
    <meta:generator>LibreOffice/6.4.4.2$Linux_X86_64 LibreOffice_project/40$Build-2</meta:generator>
    <dc:date>2020-08-05T06:34:43.190368247</dc:date>
    <meta:editing-duration>PT1H6M47S</meta:editing-duration>
    <meta:editing-cycles>4</meta:editing-cycles>
    <meta:document-statistic meta:table-count="1" meta:cell-count="6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3cm" svg:height="6.184cm" xlink:href=".." xlink:type="simple" chart:class="chart:line" chart:style-name="ch1">
        <chart:legend chart:legend-position="end" svg:x="7.638cm" svg:y="2.538cm" style:legend-expansion="high" chart:style-name="ch2"/>
        <chart:plot-area chart:style-name="ch3" table:cell-range-address="Hoja1.B2:Hoja1.F4" chart:data-source-has-labels="both" svg:x="1.22cm" svg:y="0.123cm" svg:width="6.199cm" svg:height="4.967cm">
          <chartooo:coordinate-region svg:x="1.852cm" svg:y="0.326cm" svg:width="5.47cm" svg:height="4.111cm"/>
          <chart:axis chart:dimension="x" chart:name="primary-x" chart:style-name="ch4" chartooo:axis-type="auto">
            <chartooo:date-scale/>
            <chart:title svg:x="2.717cm" svg:y="5.213cm" chart:style-name="ch5">
              <text:p>Número de estimación</text:p>
            </chart:title>
            <chart:categories table:cell-range-address="Hoja1.C2:Hoja1.F2"/>
          </chart:axis>
          <chart:axis chart:dimension="y" chart:name="primary-y" chart:style-name="ch4">
            <chart:title svg:x="0.451cm" svg:y="3.129cm" chart:style-name="ch6">
              <text:p>Meses</text:p>
            </chart:title>
            <chart:grid chart:style-name="ch7" chart:class="major"/>
          </chart:axis>
          <chart:series chart:style-name="ch8" chart:values-cell-range-address="Hoja1.C3:Hoja1.F3" chart:label-cell-address="Hoja1.B3:Hoja1.B3" chart:class="chart:line">
            <chart:data-point chart:repeated="4"/>
          </chart:series>
          <chart:series chart:style-name="ch9" chart:values-cell-range-address="Hoja1.C4:Hoja1.F4" chart:label-cell-address="Hoja1.B4:Hoja1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C2:Hoja1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Una persona</text:p>
                <draw:g>
                  <svg:desc>Hoja1.B3:Hoja1.B3</svg:desc>
                </draw:g>
              </table:table-cell>
              <table:table-cell office:value-type="float" office:value="24">
                <text:p>24</text:p>
                <draw:g>
                  <svg:desc>Hoja1.C3:Hoja1.F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po Paire</text:p>
                <draw:g>
                  <svg:desc>Hoja1.B4:Hoja1.B4</svg:desc>
                </draw:g>
              </table:table-cell>
              <table:table-cell office:value-type="float" office:value="12">
                <text:p>12</text:p>
                <draw:g>
                  <svg:desc>Hoja1.C4:Hoja1.F4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2cm" svg:height="6.29cm" xlink:href=".." xlink:type="simple" chart:class="chart:bar" chart:style-name="ch1">
        <chart:legend chart:legend-position="end" svg:x="8.67cm" svg:y="2.591cm" style:legend-expansion="high" chart:style-name="ch2"/>
        <chart:plot-area chart:style-name="ch3" table:cell-range-address="Hoja1.B22:Hoja1.D25" chart:data-source-has-labels="both" svg:x="1.584cm" svg:y="0.125cm" svg:width="6.863cm" svg:height="5.069cm">
          <chartooo:coordinate-region svg:x="2.026cm" svg:y="0.125cm" svg:width="6.229cm" svg:height="4.416cm"/>
          <chart:axis chart:dimension="x" chart:name="primary-x" chart:style-name="ch4" chartooo:axis-type="auto">
            <chartooo:date-scale/>
            <chart:title svg:x="0.451cm" svg:y="4.103cm" chart:style-name="ch5">
              <text:p>Número de iteración
</text:p>
            </chart:title>
            <chart:categories table:cell-range-address="Hoja1.B23:Hoja1.B25"/>
          </chart:axis>
          <chart:axis chart:dimension="y" chart:name="primary-y" chart:style-name="ch6">
            <chart:title svg:x="4.492cm" svg:y="5.319cm" chart:style-name="ch7">
              <text:p>Meses</text:p>
            </chart:title>
            <chart:grid chart:style-name="ch8" chart:class="major"/>
          </chart:axis>
          <chart:series chart:style-name="ch9" chart:values-cell-range-address="Hoja1.C23:Hoja1.C25" chart:label-cell-address="Hoja1.C22:Hoja1.C22" chart:class="chart:bar">
            <chart:data-point chart:repeated="3"/>
          </chart:series>
          <chart:series chart:style-name="ch10" chart:values-cell-range-address="Hoja1.D23:Hoja1.D25" chart:label-cell-address="Hoja1.D22:Hoja1.D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ción</text:p>
                <draw:g>
                  <svg:desc>Hoja1.C22:Hoja1.C22</svg:desc>
                </draw:g>
              </table:table-cell>
              <table:table-cell office:value-type="string">
                <text:p>Real</text:p>
                <draw:g>
                  <svg:desc>Hoja1.D22:Hoja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3:Hoja1.B25</svg:desc>
                </draw:g>
              </table:table-cell>
              <table:table-cell office:value-type="float" office:value="12">
                <text:p>12</text:p>
                <draw:g>
                  <svg:desc>Hoja1.C23:Hoja1.C25</svg:desc>
                </draw:g>
              </table:table-cell>
              <table:table-cell office:value-type="float" office:value="5.86">
                <text:p>5.86</text:p>
                <draw:g>
                  <svg:desc>Hoja1.D23:Hoja1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svg:stroke-width="0.01cm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8000"/>
    </style:style>
    <style:style style:name="ch12" style:family="chart">
      <style:chart-properties chart:solid-type="cuboid"/>
      <style:graphic-properties draw:fill-color="#158466"/>
    </style:style>
    <style:style style:name="ch13" style:family="chart">
      <style:chart-properties chart:solid-type="cuboid"/>
    </style:style>
    <style:style style:name="ch14" style:family="chart">
      <style:chart-properties chart:solid-type="cuboid"/>
      <style:graphic-properties draw:fill-color="#a1467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oja1.B43:Hoja1.C58" chart:data-source-has-labels="both" svg:x="1.321cm" svg:y="0.18cm" svg:width="14.359cm" svg:height="7.669cm">
          <chartooo:coordinate-region svg:x="1.953cm" svg:y="0.382cm" svg:width="13.095cm" svg:height="6.814cm"/>
          <chart:axis chart:dimension="x" chart:name="primary-x" chart:style-name="ch3" chartooo:axis-type="auto">
            <chartooo:date-scale/>
            <chart:title svg:x="2.326cm" svg:y="8.029cm" chart:style-name="ch4">
              <text:p>Inicio Elaboración                                         Construcción                                    Transición</text:p>
            </chart:title>
            <chart:categories table:cell-range-address="Hoja1.B44:Hoja1.B58"/>
            <chart:grid chart:style-name="ch5" chart:class="minor"/>
          </chart:axis>
          <chart:axis chart:dimension="y" chart:name="primary-y" chart:style-name="ch6">
            <chart:title svg:x="0.451cm" svg:y="5.235cm" chart:style-name="ch7">
              <text:p>Cantidad de día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Hoja1.C44:Hoja1.C58" chart:label-cell-address="Hoja1.C43:Hoja1.C43" chart:class="chart:bar">
            <chart:data-point chart:style-name="ch11"/>
            <chart:data-point chart:style-name="ch12"/>
            <chart:data-point chart:style-name="ch13" chart:repeated="2"/>
            <chart:data-point chart:repeated="5"/>
            <chart:data-point chart:style-name="ch13"/>
            <chart:data-point chart:repeated="2"/>
            <chart:data-point chart:style-name="ch14"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ías de duración</text:p>
                <draw:g>
                  <svg:desc>Hoja1.C43:Hoja1.C4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44:Hoja1.B58</svg:desc>
                </draw:g>
              </table:table-cell>
              <table:table-cell office:value-type="float" office:value="18">
                <text:p>18</text:p>
                <draw:g>
                  <svg:desc>Hoja1.C44:Hoja1.C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Hoja1.E68:Hoja1.E68" chart:data-source-has-labels="both" svg:x="0.32cm" svg:y="0.18cm" svg:width="15.15cm" svg:height="8.64cm">
          <chartooo:coordinate-region svg:x="0.416cm" svg:y="0.18cm" svg:width="14.862cm" svg:height="7.9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